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45cm" fo:margin-left="-0.326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C6" style:family="table-cell">
      <style:table-cell-properties fo:padding-left="0.199cm" fo:padding-right="0.191cm" fo:padding-top="0cm" fo:padding-bottom="0cm" fo:border="0.5pt solid #000000"/>
    </style:style>
    <style:style style:name="Table1.C7" style:family="table-cell">
      <style:table-cell-properties fo:padding-left="0.199cm" fo:padding-right="0.191cm" fo:padding-top="0cm" fo:padding-bottom="0cm" fo:border="0.5pt solid #000000"/>
    </style:style>
    <style:style style:name="Table1.C8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98f9a" officeooo:paragraph-rsid="00198f9a" style:font-name-asian="Calibri1" style:font-size-asian="11pt" style:font-weight-asian="bold" style:font-name-complex="Calibri1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bccc" officeooo:paragraph-rsid="0018bccc" style:font-name-asian="Calibri1" style:font-size-asian="11pt" style:font-weight-asian="bold" style:font-name-complex="Calibri1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effa" officeooo:paragraph-rsid="0018effa" style:font-name-asian="Calibri1" style:font-size-asian="11pt" style:font-weight-asian="bold" style:font-name-complex="Calibri1" style:font-size-complex="11pt"/>
    </style:style>
    <style:style style:name="P14" style:family="paragraph" style:parent-style-name="Standard">
      <style:text-properties style:font-name="Times New Roman" fo:font-size="11pt" fo:font-weight="bold" officeooo:rsid="00212bf0" officeooo:paragraph-rsid="00212bf0" style:font-name-asian="Calibri1" style:font-size-asian="11pt" style:font-weight-asian="bold" style:font-name-complex="Calibri1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223bc6" officeooo:paragraph-rsid="00223bc6" style:font-name-asian="Calibri1" style:font-size-asian="11pt" style:font-weight-asian="bold" style:font-name-complex="Calibri1" style:font-size-complex="11pt"/>
    </style:style>
    <style:style style:name="P16" style:family="paragraph" style:parent-style-name="Standard">
      <style:paragraph-properties fo:break-before="auto" fo:break-after="auto"/>
      <style:text-properties style:font-name="Times New Roman" fo:font-size="12pt" style:font-size-asian="12pt" style:font-size-complex="12pt"/>
    </style:style>
    <style:style style:name="P17" style:family="paragraph" style:parent-style-name="Standard">
      <style:text-properties style:font-name="Times New Roman" fo:font-size="12pt" officeooo:rsid="0019fccc" officeooo:paragraph-rsid="0019fccc" style:font-size-asian="12pt" style:font-size-complex="12pt"/>
    </style:style>
    <style:style style:name="P18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21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4a652" officeooo:paragraph-rsid="0019fccc" style:font-size-asian="12pt" style:font-size-complex="12pt"/>
    </style:style>
    <style:style style:name="P22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size-complex="12pt"/>
    </style:style>
    <style:style style:name="P23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d8492" style:font-size-asian="12pt" style:font-size-complex="12pt"/>
    </style:style>
    <style:style style:name="P24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name-complex="Times New Roman1" style:font-size-complex="12pt"/>
    </style:style>
    <style:style style:name="P25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name-complex="Times New Roman1" style:font-size-complex="12pt"/>
    </style:style>
    <style:style style:name="P26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4a652" officeooo:paragraph-rsid="0019fccc" style:font-size-asian="12pt" style:font-name-complex="Times New Roman1" style:font-size-complex="12pt"/>
    </style:style>
    <style:style style:name="P27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style="italic" officeooo:rsid="0022ebfc" officeooo:paragraph-rsid="0022ebfc" style:font-size-asian="12pt" style:font-style-asian="italic" style:font-name-complex="Times New Roman1" style:font-size-complex="12pt" style:font-style-complex="italic"/>
    </style:style>
    <style:style style:name="P28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/>
      <style:text-properties style:font-name="Times New Roman" fo:font-size="11pt" style:font-name-asian="Calibri1" style:font-size-asian="11pt" style:font-name-complex="Calibri1" style:font-size-complex="11pt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Times New Roman" fo:font-size="11pt" fo:font-weight="normal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Times New Roman" fo:font-size="11pt" fo:font-weight="normal" officeooo:rsid="0021c488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officeooo:rsid="002632a7" officeooo:paragraph-rsid="002632a7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8bccc" style:font-size-asian="12pt" style:font-weight-asian="bold" style:font-size-complex="12pt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18bccc" style:font-size-asian="11pt" style:font-weight-asian="bold" style:font-size-complex="11pt"/>
    </style:style>
    <style:style style:name="T6" style:family="text">
      <style:text-properties officeooo:rsid="0018bccc"/>
    </style:style>
    <style:style style:name="T7" style:family="text">
      <style:text-properties officeooo:rsid="0018effa"/>
    </style:style>
    <style:style style:name="T8" style:family="text">
      <style:text-properties officeooo:rsid="00198f9a"/>
    </style:style>
    <style:style style:name="T9" style:family="text">
      <style:text-properties style:font-name-complex="Times New Roman1"/>
    </style:style>
    <style:style style:name="T10" style:family="text">
      <style:text-properties officeooo:rsid="0004a652" style:font-name-complex="Times New Roman1"/>
    </style:style>
    <style:style style:name="T11" style:family="text">
      <style:text-properties officeooo:rsid="001bf161" style:font-name-complex="Times New Roman1"/>
    </style:style>
    <style:style style:name="T12" style:family="text">
      <style:text-properties officeooo:rsid="001db648" style:font-name-complex="Times New Roman1"/>
    </style:style>
    <style:style style:name="T13" style:family="text">
      <style:text-properties officeooo:rsid="002724ea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A MATA KULIAH</text:p>
          </table:table-cell>
          <table:table-cell table:style-name="Table1.A1" office:value-type="string">
            <text:p text:style-name="P11">Komunikasi Data</text:p>
          </table:table-cell>
          <table:table-cell table:style-name="Table1.C1" office:value-type="string">
            <text:p text:style-name="P14">Sub - Capaian Pembelajaran Mata Kuliah</text:p>
          </table:table-cell>
        </table:table-row>
        <table:table-row table:style-name="Table1.1">
          <table:table-cell table:style-name="Table1.A1" office:value-type="string">
            <text:p text:style-name="P10">KODE MATA KULIAH</text:p>
          </table:table-cell>
          <table:table-cell table:style-name="Table1.A1" office:value-type="string">
            <text:p text:style-name="P9">TE201417</text:p>
          </table:table-cell>
          <table:table-cell table:style-name="Table1.C8" table:number-rows-spanned="7" office:value-type="string">
            <text:list xml:id="list3695419825" text:style-name="L1">
              <text:list-item>
                <text:p text:style-name="P30">Mahasiswa mampu memahami konsep komunikasi data (C2, P1, A1)</text:p>
              </text:list-item>
              <text:list-item>
                <text:p text:style-name="P29">Mahasiswa mampu memahami konsep dan arsitektur protokol TCP/IP dan model OSI (C2, P1, A1)</text:p>
              </text:list-item>
              <text:list-item>
                <text:p text:style-name="P29">Mahasiswa mampu memahami konsep transmisi data (C2, P1, A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SEMESTER/ SKS</text:p>
          </table:table-cell>
          <table:table-cell table:style-name="Table1.A1" office:value-type="string">
            <text:p text:style-name="P12">IV / 2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TANGGAL UJIAN </text:p>
          </table:table-cell>
          <table:table-cell table:style-name="Table1.A1" office:value-type="string">
            <text:p text:style-name="P12"><text:span text:style-name="T13">30</text:span> <text:span text:style-name="T8">Maret</text:span><text:span text:style-name="T7"> 2022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WAKTU UJIAN</text:p>
          </table:table-cell>
          <table:table-cell table:style-name="Table1.A1" office:value-type="string">
            <text:p text:style-name="P13">60 <text:span text:style-name="T8">Menit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RUANG</text:p>
          </table:table-cell>
          <table:table-cell table:style-name="Table1.A1" office:value-type="string">
            <text:p text:style-name="P15">F30<text:span text:style-name="T13">3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JENIS UJIAN</text:p>
          </table:table-cell>
          <table:table-cell table:style-name="Table1.A1" office:value-type="string">
            <text:p text:style-name="P11">Tertutup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DOSEN PENGAMPU</text:p>
          </table:table-cell>
          <table:table-cell table:style-name="Table1.A1" office:value-type="string">
            <text:p text:style-name="P11">Mifta Nur Farid, S.T. M.T.</text:p>
          </table:table-cell>
          <table:covered-table-cell table:style-name="Table1.C8"/>
        </table:table-row>
      </table:table>
      <text:p text:style-name="P16"/>
      <text:p text:style-name="P17">Jawablah soal-soal berikut ini dengan baik dan benar.</text:p>
      <text:list xml:id="list1665256464" text:style-name="WWNum1">
        <text:list-item>
          <text:p text:style-name="P21"><text:span text:style-name="T11">Gambarkan dan j</text:span><text:span text:style-name="T9">elaskan model komunikasi data sederhana!</text:span></text:p>
        </text:list-item>
        <text:list-item>
          <text:p text:style-name="P24">Jelaskan perbedaan sistem transmisi point-to-point dan multipoint!</text:p>
        </text:list-item>
        <text:list-item>
          <text:p text:style-name="P24">Jelaskan perbedaan sistem transmisi simplex, half duplex dan full duplex!</text:p>
        </text:list-item>
        <text:list-item>
          <text:p text:style-name="P23"><text:span text:style-name="T9">Gambarkan dan jelaskan arsitektur dari protokol OSI</text:span><text:span text:style-name="T10">!</text:span></text:p>
        </text:list-item>
        <text:list-item>
          <text:p text:style-name="P22"><text:span text:style-name="T9">Apa yang di</text:span><text:span text:style-name="T10">m</text:span><text:span text:style-name="T9">aksud dengan gangguan transmisi? </text:span><text:span text:style-name="T12">G</text:span><text:span text:style-name="T9">ambarkan <text:s/>proses terjadinya gangguan transmisi pada sinyal informas</text:span><text:span text:style-name="T12">i!</text:span></text:p>
        </text:list-item>
        <text:list-item>
          <text:p text:style-name="P26">Jelaskan perbedaan antara repeater dan amplifier!</text:p>
        </text:list-item>
        <text:list-item>
          <text:p text:style-name="P21">Jika bandwidth dari media transmisi adalah 2 kHz, berapakah data rate maksimum yang dapat dicapai?</text:p>
        </text:list-item>
        <text:list-item>
          <text:p text:style-name="P24">Data digital ditransmisikan menggunakan PSTN dimana bandwidth dari PSTN tersebut adalah 3000 Hz. Berapa level per signaling element yang dibutuhkan modem untuk menaikkan data transfer rate maksimum menjadi 18000 bps?</text:p>
        </text:list-item>
      </text:list>
      <text:p text:style-name="P25"/>
      <text:p text:style-name="P27">~ Selamat Mengerjakan ~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136cm" fo:margin-top="0cm" fo:margin-bottom="0cm" fo:break-before="auto" fo:break-after="auto" table:align="center" style:writing-mode="lr-tb"/>
    </style:style>
    <style:style style:name="Table3.A" style:family="table-column">
      <style:table-column-properties style:column-width="3.831cm"/>
    </style:style>
    <style:style style:name="Table3.B" style:family="table-column">
      <style:table-column-properties style:column-width="8.225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0.489cm"/>
    </style:style>
    <style:style style:name="Table3.E" style:family="table-column">
      <style:table-column-properties style:column-width="2.686cm"/>
    </style:style>
    <style:style style:name="Table3.1" style:family="table-row">
      <style:table-row-properties style:min-row-height="0.035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4" style:family="table">
      <style:table-properties style:width="17.136cm" fo:margin-top="0cm" fo:margin-bottom="0cm" fo:break-before="auto" fo:break-after="auto" table:align="center" style:writing-mode="lr-tb"/>
    </style:style>
    <style:style style:name="Table4.A" style:family="table-column">
      <style:table-column-properties style:column-width="3.831cm"/>
    </style:style>
    <style:style style:name="Table4.B" style:family="table-column">
      <style:table-column-properties style:column-width="7.59cm"/>
    </style:style>
    <style:style style:name="Table4.C" style:family="table-column">
      <style:table-column-properties style:column-width="2.062cm"/>
    </style:style>
    <style:style style:name="Table4.D" style:family="table-column">
      <style:table-column-properties style:column-width="0.965cm"/>
    </style:style>
    <style:style style:name="Table4.E" style:family="table-column">
      <style:table-column-properties style:column-width="2.688cm"/>
    </style:style>
    <style:style style:name="Table4.1" style:family="table-row">
      <style:table-row-properties style:min-row-height="0.035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MP6" style:family="paragraph" style:parent-style-name="Standard">
      <style:paragraph-properties fo:margin-top="0cm" fo:margin-bottom="0cm" style:contextual-spacing="false" fo:line-height="100%"/>
    </style:style>
    <style:style style:name="MP7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MP9" style:family="paragraph" style:parent-style-name="Standard">
      <style:paragraph-properties fo:margin-top="0cm" fo:margin-bottom="0cm" style:contextual-spacing="false" fo:line-height="100%"/>
      <style:text-properties officeooo:rsid="002632a7" officeooo:paragraph-rsid="002632a7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fo:font-weight="bold" officeooo:rsid="0018bccc" style:font-size-asian="12pt" style:font-weight-asian="bold" style:font-size-complex="12pt"/>
    </style:style>
    <style:style style:name="MT3" style:family="text">
      <style:text-properties fo:font-size="11pt" fo:font-weight="bold" style:font-size-asian="11pt" style:font-weight-asian="bold" style:font-size-complex="11pt"/>
    </style:style>
    <style:style style:name="MT4" style:family="text">
      <style:text-properties fo:font-size="11pt" fo:font-weight="bold" officeooo:rsid="0018bccc" style:font-size-asian="11pt" style:font-weight-asian="bold" style:font-size-complex="11pt"/>
    </style:style>
    <style:style style:name="MT5" style:family="text">
      <style:text-properties officeooo:rsid="0018bccc"/>
    </style:style>
    <style:style style:name="MT6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3"><draw:frame draw:style-name="Mfr1" draw:name="image1.png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3.A1" table:number-rows-spanned="4" office:value-type="string">
              <text:p text:style-name="MP4">KUIS 1</text:p>
              <text:p text:style-name="MP5"><text:span text:style-name="MT1">PROGRAM STUDI </text:span><text:span text:style-name="MT2">TEKNIK ELEKTRO</text:span></text:p>
              <text:p text:style-name="MP5"><text:span text:style-name="MT3">Sem</text:span><text:span text:style-name="MT4">e</text:span><text:span text:style-name="MT3">ster </text:span><text:span text:style-name="MT4">Genap </text:span><text:span text:style-name="MT3">Tahun </text:span><text:span text:style-name="MT4">A</text:span><text:span text:style-name="MT3">jaran </text:span><text:span text:style-name="MT4">2021-2022</text:span></text:p>
            </table:table-cell>
            <table:table-cell table:style-name="Table3.C1" office:value-type="string">
              <text:p text:style-name="MP6">No. Dok.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7"/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Tgl. Terbit</text:p>
            </table:table-cell>
            <table:table-cell table:style-name="Table3.D1" office:value-type="string">
              <text:p text:style-name="MP6">: </text:p>
            </table:table-cell>
            <table:table-cell table:style-name="Table3.E1" office:value-type="string">
              <text:p text:style-name="MP6"><text:span text:style-name="MT5">25</text:span>/<text:span text:style-name="MT5">03</text:span>/<text:span text:style-name="MT5">2022</text:span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8">No. Revisi 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9">1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Hal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3"><draw:frame draw:style-name="Mfr2" draw:name="Image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10">SILABUS</text:p>
              <text:p text:style-name="MP11"><text:span text:style-name="MT1">PROGRAM STUDI </text:span><text:span text:style-name="MT6">XXXXX</text:span></text:p>
              <text:p text:style-name="MP12">Tahun ajaran 2020 - 2025</text:p>
            </table:table-cell>
            <table:table-cell table:style-name="Table4.C1" office:value-type="string">
              <text:p text:style-name="MP6">No. Dok.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7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Tgl. Terbit</text:p>
            </table:table-cell>
            <table:table-cell table:style-name="Table4.D1" office:value-type="string">
              <text:p text:style-name="MP6">: </text:p>
            </table:table-cell>
            <table:table-cell table:style-name="Table4.E1" office:value-type="string">
              <text:p text:style-name="MP6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8">No. Revisi 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Hal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2.5.2.0$Linux_X86_64 LibreOffice_project/20$Build-2</meta:generator>
    <dc:date>2022-03-30T10:15:45.823803429</dc:date>
    <dc:creator>Mifta Nur Farid</dc:creator>
    <meta:editing-duration>PT1H56M55S</meta:editing-duration>
    <meta:editing-cycles>16</meta:editing-cycles>
    <meta:document-statistic meta:table-count="3" meta:image-count="2" meta:object-count="0" meta:page-count="1" meta:paragraph-count="60" meta:word-count="240" meta:character-count="1482" meta:non-whitespace-character-count="1305"/>
  </office:meta>
</office:document-meta>
</file>